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AlArabiya" svg:font-family="AlArabiya"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lArabiya"/>
    </style:style>
    <style:style style:name="P2" style:family="paragraph" style:parent-style-name="Standard">
      <style:text-properties style:font-name="AlArabiya" fo:font-size="14pt" style:font-size-asian="14pt" style:font-size-complex="14pt"/>
    </style:style>
    <style:style style:name="P3" style:family="paragraph" style:parent-style-name="Standard">
      <style:paragraph-properties fo:text-align="start" style:justify-single-word="false"/>
      <style:text-properties style:font-name="AlArabiya" fo:font-size="12pt" style:font-size-asian="10.5pt" style:font-size-complex="12pt"/>
    </style:style>
    <style:style style:name="P4" style:family="paragraph" style:parent-style-name="Standard">
      <style:paragraph-properties fo:text-align="start" style:justify-single-word="false"/>
      <style:text-properties style:font-name="AlArabiya" fo:font-size="16pt" style:font-size-asian="16pt" style:font-size-complex="16pt"/>
    </style:style>
    <style:style style:name="P5" style:family="paragraph" style:parent-style-name="Standard">
      <style:text-properties style:font-name="AlArabiya"/>
    </style:style>
    <style:style style:name="P6" style:family="paragraph" style:parent-style-name="Standard" style:list-style-name="L1">
      <style:text-properties style:font-name="AlArabiya"/>
    </style:style>
    <style:style style:name="P7" style:family="paragraph" style:parent-style-name="Standard" style:list-style-name="L2">
      <style:text-properties style:font-name="AlArabiya"/>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4">
        <style:list-level-properties text:min-label-width="0.635cm"/>
      </text:list-level-style-number>
      <text:list-level-style-number text:level="2" text:style-name="Numbering_20_Symbols" style:num-format="1" text:start-value="2" text:display-levels="2">
        <style:list-level-properties text:space-before="0.347cm" text:min-label-width="0.635cm"/>
      </text:list-level-style-number>
      <text:list-level-style-number text:level="3" style:num-suffix="." style:num-format="1" text:display-levels="3">
        <style:list-level-properties text:space-before="0.695cm" text:min-label-width="0.635cm"/>
      </text:list-level-style-number>
      <text:list-level-style-number text:level="4" style:num-suffix="." style:num-format="1" text:display-levels="4">
        <style:list-level-properties text:space-before="1.042cm" text:min-label-width="0.635cm"/>
      </text:list-level-style-number>
      <text:list-level-style-number text:level="5" style:num-suffix="." style:num-format="1" text:display-levels="5">
        <style:list-level-properties text:space-before="1.39cm" text:min-label-width="0.635cm"/>
      </text:list-level-style-number>
      <text:list-level-style-number text:level="6" style:num-suffix="." style:num-format="1" text:display-levels="6">
        <style:list-level-properties text:space-before="1.737cm" text:min-label-width="0.635cm"/>
      </text:list-level-style-number>
      <text:list-level-style-number text:level="7" style:num-suffix="." style:num-format="1" text:display-levels="7">
        <style:list-level-properties text:space-before="2.085cm" text:min-label-width="0.635cm"/>
      </text:list-level-style-number>
      <text:list-level-style-number text:level="8" style:num-suffix="." style:num-format="1" text:display-levels="8">
        <style:list-level-properties text:space-before="2.432cm" text:min-label-width="0.635cm"/>
      </text:list-level-style-number>
      <text:list-level-style-number text:level="9" style:num-suffix="." style:num-format="1" text:display-levels="9">
        <style:list-level-properties text:space-before="2.78cm" text:min-label-width="0.635cm"/>
      </text:list-level-style-number>
      <text:list-level-style-number text:level="10" style:num-suffix="." style:num-format="1" text:display-levels="10">
        <style:list-level-properties text:space-before="3.127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ersione 0.0</text:p>
      <text:p text:style-name="P4">1)Lettera di presentazione </text:p>
      <text:p text:style-name="P1"><text:s text:c="2"/></text:p>
      <text:p text:style-name="P1">Alla cortese attenzione dei committenti :</text:p>
      <text:list text:style-name="L1">
        <text:list-item>
          <text:p text:style-name="P6">Prof. Conte Renato, nella veste di committente</text:p>
        </text:list-item>
        <text:list-item>
          <text:p text:style-name="P6">Prof. Vardanega Tullio, nella veste di committente</text:p>
        </text:list-item>
        <text:list-item>
          <text:p text:style-name="P6">Azienda Zucchetti SPA , nella veste di proponente</text:p>
        </text:list-item>
      </text:list>
      <text:p text:style-name="P1"/>
      <text:p text:style-name="P1"><text:s text:c="2"/>Con la presente la ditta WebShape intende ufficializzare, in data (data presentazione documenti), la sua partecipazione alla gara di appalto per il capitolato C04 “Software per il disegno grafico in tecnologie web” (in seguito definito “AJAXDRAW”). Il rilascio </text:p>
      <text:p text:style-name="P1"><text:s text:c="2"/>finale del prodotto è previsto dall’azienda per la fine del secondo trimestre universitario, indicativamente verso fine Marzo 2009 ed inizio Aprile dello stesso anno. </text:p>
      <text:p text:style-name="P1"/>
      <text:p text:style-name="P2">2)Licenza di distribuzione del prodotto </text:p>
      <text:p text:style-name="P2"/>
      <text:p text:style-name="P1"><text:s text:c="2"/>WebShape, dopo un’attenta analisi, ha deciso di adottare per il progetto la licenza </text:p>
      <text:p text:style-name="P1"><text:s text:c="2"/>GPL. (Qui una persona a caso potrebbe aggiungere il perchè abbiamo scelto GPL)</text:p>
      <text:p text:style-name="P1"/>
      <text:p text:style-name="P1">3) <text:s text:c="3"/>Sistema di versionamento dei file </text:p>
      <text:p text:style-name="P1"><text:s text:c="2"/>Il sistema di nomenclatura dei file usato da WebShape non prevede l’inserimento della </text:p>
      <text:p text:style-name="P1"><text:s text:c="2"/>versione attuale del documento nel nome del file. Il sistema di configurazione e </text:p>
      <text:p text:style-name="P1"><text:s text:c="2"/>versionamento adottato dall’azienda è tale che la versione visibile sia sempre quella <text:s text:c="19"/>più aggiornata. Tuttavia solo i documenti che saranno consegnati per le revisioni </text:p>
      <text:p text:style-name="P1"><text:s text:c="2"/>avranno la versione nel nome del file. </text:p>
      <text:p text:style-name="P1"/>
      <text:p text:style-name="P1">4) <text:s text:c="3"/>Documenti consegnati </text:p>
      <text:p text:style-name="P1"><text:s text:c="2"/>Per la Revisione dei Requisiti verranno consegnati i seguenti documenti: </text:p>
      <text:p text:style-name="P1"><text:s text:c="2"/>4.1 <text:s text:c="4"/>Documenti interni </text:p>
      <text:p text:style-name="P1"><text:s text:c="3"/>(da inserire quali consegnamo)</text:p>
      <text:list text:style-name="L2">
        <text:list-item>
          <text:p text:style-name="P7"><text:soft-page-break/>Documenti esterni</text:p>
          <text:p text:style-name="P7">(da inserire quali consegna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AlArabiya" svg:font-family="AlArabiya"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it" fo:country="I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arco</meta:initial-creator>
    <meta:creation-date>2008-11-20T11:06:11</meta:creation-date>
    <dc:creator>marco</dc:creator>
    <dc:date>2008-11-20T11:53:27</dc:date>
    <meta:editing-cycles>7</meta:editing-cycles>
    <meta:editing-duration>PT38M1S</meta:editing-duration>
    <meta:user-defined meta:name="Info 1"/>
    <meta:user-defined meta:name="Info 2"/>
    <meta:user-defined meta:name="Info 3"/>
    <meta:user-defined meta:name="Info 4"/>
    <meta:document-statistic meta:table-count="0" meta:image-count="0" meta:object-count="0" meta:page-count="2" meta:paragraph-count="23" meta:word-count="215" meta:character-count="1516"/>
  </office:meta>
</office:document-meta>
</file>